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erAnt.WorkerAnt( Task task , Object notif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erAnt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Ant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Ant.waitUntilFinished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kerAnt.WorkerAnt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Ant.rethrowAnyBuild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erAnt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kerAnt.getBuil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Ant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Ant.caught( Throwable throw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